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fo:color="#c0c0c0"/>
    </style:style>
    <style:style style:name="P2" style:family="paragraph" style:parent-style-name="Standard">
      <style:paragraph-properties fo:line-height="150%" fo:text-align="center" style:justify-single-word="false"/>
      <style:text-properties style:font-name="Arial" fo:font-size="16pt" style:text-underline-style="solid" style:text-underline-width="auto" style:text-underline-color="font-color" fo:font-weight="bold" style:font-size-asian="14pt" style:font-weight-asian="bold" style:font-size-complex="16pt" style:font-weight-complex="bold"/>
    </style:style>
    <style:style style:name="P3" style:family="paragraph" style:parent-style-name="Standard">
      <style:paragraph-properties fo:line-height="150%" fo:text-align="justify" style:justify-single-word="false"/>
      <style:text-properties style:font-name="Arial" fo:font-size="16pt" style:text-underline-style="solid" style:text-underline-width="auto" style:text-underline-color="font-color" fo:font-weight="bold" style:font-size-asian="14pt" style:font-weight-asian="bold" style:font-size-complex="16pt" style:font-weight-complex="bold"/>
    </style:style>
    <style:style style:name="P4" style:family="paragraph" style:parent-style-name="Standard">
      <style:paragraph-properties fo:line-height="150%" fo:text-align="justify" style:justify-single-word="false"/>
      <style:text-properties style:font-name="Arial" fo:font-size="14pt" style:text-underline-style="solid" style:text-underline-width="auto" style:text-underline-color="font-color" fo:font-weight="bold" style:font-size-asian="12.25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Arial" fo:font-size="14pt" style:text-underline-style="solid" style:text-underline-width="auto" style:text-underline-color="font-color" fo:font-weight="normal" style:font-size-asian="12.25pt" style:font-weight-asian="normal" style:font-size-complex="14pt" style:font-weight-complex="normal"/>
    </style:style>
    <style:style style:name="P6" style:family="paragraph" style:parent-style-name="Standard">
      <style:paragraph-properties fo:line-height="150%" fo:text-align="justify" style:justify-single-word="false"/>
      <style:text-properties style:font-name="Arial" fo:font-size="14pt" style:text-underline-style="none" fo:font-weight="normal" style:font-size-asian="12.25pt" style:font-weight-asian="normal" style:font-size-complex="14pt" style:font-weight-complex="normal"/>
    </style:style>
    <style:style style:name="P7" style:family="paragraph" style:parent-style-name="Standard">
      <style:paragraph-properties fo:line-height="150%" fo:text-align="justify" style:justify-single-word="false"/>
      <style:text-properties style:font-name="Arial" fo:font-size="16pt" style:text-underline-style="none" fo:font-weight="normal" style:font-size-asian="14pt" style:font-weight-asian="normal" style:font-size-complex="16pt" style:font-weight-complex="normal"/>
    </style:style>
    <style:style style:name="P8" style:family="paragraph" style:parent-style-name="Standard">
      <style:paragraph-properties fo:line-height="150%" fo:text-align="center" style:justify-single-word="false"/>
      <style:text-properties style:font-name="Arial" fo:font-size="16pt" style:text-underline-style="solid" style:text-underline-width="auto" style:text-underline-color="font-color" fo:font-weight="bold" style:font-size-asian="14pt" style:font-weight-asian="bold" style:font-size-complex="16pt" style:font-weight-complex="bold"/>
    </style:style>
    <style:style style:name="P9" style:family="paragraph" style:parent-style-name="Standard">
      <style:paragraph-properties fo:line-height="150%" fo:text-align="justify" style:justify-single-word="false"/>
      <style:text-properties style:font-name="Arial" fo:font-size="14pt" style:text-underline-style="solid" style:text-underline-width="auto" style:text-underline-color="font-color" fo:font-weight="normal" style:font-size-asian="12.25pt" style:font-weight-asian="normal" style:font-size-complex="14pt" style:font-weight-complex="normal"/>
    </style:style>
    <style:style style:name="P10" style:family="paragraph" style:parent-style-name="Standard">
      <style:paragraph-properties fo:line-height="150%" fo:text-align="justify" style:justify-single-word="false"/>
      <style:text-properties style:font-name="Arial" fo:font-size="14pt" style:text-underline-style="none" fo:font-weight="normal" style:font-size-asian="12.25pt" style:font-weight-asian="normal" style:font-size-complex="14pt" style:font-weight-complex="normal"/>
    </style:style>
    <style:style style:name="P11" style:family="paragraph" style:parent-style-name="Standard">
      <style:paragraph-properties fo:line-height="150%" fo:text-align="justify" style:justify-single-word="false"/>
      <style:text-properties style:font-name="Arial" fo:font-size="12pt" style:text-underline-style="none" fo:font-weight="normal" style:font-size-asian="10.5pt" style:font-weight-asian="normal" style:font-size-complex="12pt" style:font-weight-complex="normal"/>
    </style:style>
    <style:style style:name="P12" style:family="paragraph" style:parent-style-name="Standard" style:list-style-name="L1">
      <style:paragraph-properties fo:line-height="150%" fo:text-align="justify" style:justify-single-word="false"/>
      <style:text-properties style:font-name="Arial" fo:font-size="12pt" style:text-underline-style="none" fo:font-weight="normal"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fo:font-weight="bold" style:font-size-asian="10.5pt" style:font-weight-asian="bold" style:font-size-complex="12pt" style:font-weight-complex="bold"/>
    </style:style>
    <style:style style:name="P14"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fo:font-weight="normal" style:font-size-asian="10.5pt" style:font-weight-asian="normal" style:font-size-complex="12pt" style:font-weight-complex="normal"/>
    </style:style>
    <style:style style:name="P15" style:family="paragraph" style:parent-style-name="Standard" style:list-style-name="L2">
      <style:paragraph-properties fo:line-height="150%" fo:text-align="justify" style:justify-single-word="false"/>
      <style:text-properties style:font-name="Arial" fo:font-size="12pt" style:text-underline-style="solid" style:text-underline-width="auto" style:text-underline-color="font-color" fo:font-weight="normal" style:font-size-asian="10.5pt" style:font-weight-asian="normal" style:font-size-complex="12pt" style:font-weight-complex="normal"/>
    </style:style>
    <style:style style:name="P16" style:family="paragraph" style:parent-style-name="Header">
      <style:paragraph-properties fo:text-align="end" style:justify-single-word="false"/>
      <style:text-properties fo:color="#c0c0c0"/>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ize="12pt" style:font-size-asian="10.5pt" style:font-size-complex="12pt"/>
    </style:style>
    <style:style style:name="T4" style:family="text">
      <style:text-properties fo:font-size="12pt" style:text-underline-style="none" fo:font-weight="normal" style:font-size-asian="10.5pt" style:font-weight-asian="normal" style:font-size-complex="12pt" style:font-weight-complex="normal"/>
    </style:style>
    <style:style style:name="T5" style:family="text">
      <style:text-properties fo:font-size="12pt" style:text-underline-style="none" style:font-size-asian="10.5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CIÓN</text:p>
      <text:p text:style-name="P7"/>
      <text:p text:style-name="P5">Descripción del Negocio</text:p>
      <text:p text:style-name="P11"/>
      <text:p text:style-name="P11"><text:tab/>Glosario de términos del Negocio:</text:p>
      <text:list xml:id="list790606381" text:style-name="L1">
        <text:list-item>
          <text:p text:style-name="P12">Negocio → Sistema para gestión de turnos y administración de complejos deportivos.</text:p>
        </text:list-item>
        <text:list-item>
          <text:p text:style-name="P12">Complejo deportivo: sitio donde se lleva a cabo la práctica deportiva.</text:p>
        </text:list-item>
        <text:list-item>
          <text:p text:style-name="P12">Invitado: persona no registrada en el sitio.</text:p>
        </text:list-item>
        <text:list-item>
          <text:p text:style-name="P12">Usuario común: persona que reserva por lo menos 1 (uno) turno.</text:p>
        </text:list-item>
        <text:list-item>
          <text:p text:style-name="P12">Propietario: persona que es Usuario común, y además administra un Complejo deportivo.</text:p>
        </text:list-item>
        <text:list-item>
          <text:p text:style-name="P12">Administrador: persona que gestiona el sistema completo (dar de baja un Usuario común, a un Propietario, publicar novedades, etc...), además de tener los privilegios de Usuarios comunes y Propietarios.</text:p>
          <text:p text:style-name="P12"/>
        </text:list-item>
      </text:list>
      <text:p text:style-name="P7"/>
      <text:p text:style-name="P5">Descripción del Problema</text:p>
      <text:p text:style-name="P6"/>
      <text:p text:style-name="P4"><text:span text:style-name="T2"><text:tab/></text:span><text:span text:style-name="T4">Los complejos deportivos en la ciudad de Río Cuarto (en especial aquellos destinados a la práctica de fútbol) son sitios muy concurridos y solicitados, sobre los cuales se ha realizado una encuesta, abordando temas tales como la gestión de dichos complejos y el proceso de reserva de turnos. Esta encuesta arrojó resultados negativos con respecto a los puntos mencionados anteriormente, siendo, algunos de los motivos extraídos de dicha encuesta, los mecanismos de comunicación con sus clientes, esto debido a que, se encuentra una falencia en la posibilidad de poder nuclear toda la información de los complejos deportivos de la ciudad en un mismo lugar. Por otra parte, también se pudo constatar, que el proceso de reserva de turnos se torna tedioso debido a que la única vía de comunicación en la mayoría de los complejos encuestados se realiza vía telefónica en el horario establecido por cada complejo en particular. </text:span></text:p>
      <text:p text:style-name="P3"/>
      <text:p text:style-name="P5"><text:soft-page-break/>Motivación</text:p>
      <text:p text:style-name="P6"/>
      <text:p text:style-name="P6"><text:tab/><text:span text:style-name="T3">A partir de la encuesta realizada y teniendo en cuenta la facilidad de acceso a dispositivos con conexión a Internet con la que cuenta la mayor parte de las personas afines a este tipo de complejos, se pretende digitalizar y optimizar el proceso a la hora de adquirir un turno, a través de un smartphone, tablet o PC, como así también, permitir realizar la gestión de complejos deportivos de una manera mas eficiente y organizada, para de este modo incrementar la rentabilidad de cada uno de los complejos y facilitar el acceso a la información, que brinda cada uno de estos, por parte de los usuarios.</text:span></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oft-page-break/><text:span text:style-name="T3"/></text:p>
      <text:p text:style-name="P2">OBJETIVOS</text:p>
      <text:p text:style-name="P13"><text:span text:style-name="T2"/></text:p>
      <text:p text:style-name="P5">Objetivo Principal</text:p>
      <text:p text:style-name="P14"><text:span text:style-name="T1"/></text:p>
      <text:p text:style-name="P14"><text:span text:style-name="T1"><text:tab/>Digitalizar y optimizar el proceso a la hora de adquirir un turno. A su vez, se pretende permitir realizar la gestión de complejos deportivos de una manera mas eficiente y organizada, para de este modo incrementar la rentabilidad de cada uno de los complejos.</text:span></text:p>
      <text:p text:style-name="P14"><text:span text:style-name="T1"/></text:p>
      <text:p text:style-name="P5">Objetivos Secundarios</text:p>
      <text:p text:style-name="P5"><text:span text:style-name="T1"/></text:p>
      <text:p text:style-name="P5"><text:span text:style-name="T1"><text:tab/></text:span><text:span text:style-name="T5">Se pretende incorporar, como objetivos a futuro, la inclusión de otras ciudades para que puedan utilizar el sistema, como así también realizar reservas de espacios destinados a otras prácticas deportivas. También, resulta interesante que el proceso de reservas pueda realizarse de manera parcial (uno o mas jugadores) para conformar equipos con cupos libres.</text:span></text:p>
      <text:p text:style-name="P6"><text:span text:style-name="T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c0c0c0"/>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rabajo Final Analista en Computación</text:p>
        <text:p text:style-name="MP1">Furlán, Ricardo Javier</text:p>
        <text:p text:style-name="MP1">Martínez, Gustavo Arie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furlan </meta:initial-creator>
    <meta:creation-date>2014-10-27T16:16:59</meta:creation-date>
    <dc:date>2014-11-12T17:36:54</dc:date>
    <dc:creator>javifurlan </dc:creator>
    <meta:editing-duration>PT3H20M18S</meta:editing-duration>
    <meta:editing-cycles>23</meta:editing-cycles>
    <meta:generator>LibreOffice/3.5$Linux_x86 LibreOffice_project/350m1$Build-2</meta:generator>
    <meta:document-statistic meta:table-count="0" meta:image-count="0" meta:object-count="0" meta:page-count="3" meta:paragraph-count="21" meta:word-count="469" meta:character-count="2934" meta:non-whitespace-character-count="2486"/>
  </office:meta>
</office:document-meta>
</file>